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fo:font-size="17.1000003814697pt" style:font-size-asian="15pt" style:font-size-complex="17.1000003814697pt"/>
    </style:style>
    <style:style style:name="P2" style:family="paragraph" style:parent-style-name="Standard">
      <style:text-properties fo:font-size="17.1000003814697pt" officeooo:paragraph-rsid="00232f45" style:font-size-asian="15pt" style:font-size-complex="17.1000003814697pt"/>
    </style:style>
    <style:style style:name="P3" style:family="paragraph" style:parent-style-name="Standard">
      <style:text-properties fo:font-size="17.1000003814697pt" officeooo:paragraph-rsid="0024c847" style:font-size-asian="15pt" style:font-size-complex="17.1000003814697pt"/>
    </style:style>
    <style:style style:name="P4" style:family="paragraph" style:parent-style-name="Standard">
      <style:text-properties fo:font-size="17.1000003814697pt" officeooo:paragraph-rsid="00280b86" style:font-size-asian="15pt" style:font-size-complex="17.1000003814697pt"/>
    </style:style>
    <style:style style:name="P5" style:family="paragraph" style:parent-style-name="Standard">
      <style:text-properties fo:font-size="17.1000003814697pt" officeooo:paragraph-rsid="002ad198" style:font-size-asian="15pt" style:font-size-complex="17.1000003814697pt"/>
    </style:style>
    <style:style style:name="P6" style:family="paragraph" style:parent-style-name="Standard">
      <style:text-properties fo:font-size="17.1000003814697pt" officeooo:rsid="0048651c" officeooo:paragraph-rsid="0048651c" style:font-size-asian="15pt" style:font-size-complex="17.1000003814697pt"/>
    </style:style>
    <style:style style:name="P7" style:family="paragraph" style:parent-style-name="Standard">
      <style:text-properties fo:font-size="17.1000003814697pt" officeooo:paragraph-rsid="004e08c4" style:font-size-asian="15pt" style:font-size-complex="17.1000003814697pt"/>
    </style:style>
    <style:style style:name="P8" style:family="paragraph" style:parent-style-name="Standard">
      <style:text-properties fo:font-size="17.1000003814697pt" officeooo:rsid="004f95c1" officeooo:paragraph-rsid="004f95c1" style:font-size-asian="15pt" style:font-size-complex="17.1000003814697pt"/>
    </style:style>
    <style:style style:name="P9" style:family="paragraph" style:parent-style-name="Standard">
      <style:text-properties fo:font-size="17.1000003814697pt" officeooo:rsid="00552c4c" officeooo:paragraph-rsid="00552c4c" style:font-size-asian="15pt" style:font-size-complex="17.1000003814697pt"/>
    </style:style>
    <style:style style:name="P10" style:family="paragraph" style:parent-style-name="Standard">
      <style:text-properties fo:font-size="17.1000003814697pt" officeooo:rsid="0057065f" officeooo:paragraph-rsid="0057065f" style:font-size-asian="15pt" style:font-size-complex="17.1000003814697pt"/>
    </style:style>
    <style:style style:name="P11" style:family="paragraph" style:parent-style-name="Standard">
      <style:text-properties fo:font-size="17.1000003814697pt" officeooo:rsid="0057ecac" officeooo:paragraph-rsid="0057ecac" style:font-size-asian="15pt" style:font-size-complex="17.1000003814697pt"/>
    </style:style>
    <style:style style:name="P12" style:family="paragraph" style:parent-style-name="Standard">
      <style:text-properties fo:font-size="17.1000003814697pt" officeooo:rsid="005941b2" officeooo:paragraph-rsid="005941b2" style:font-size-asian="15pt" style:font-size-complex="17.1000003814697pt"/>
    </style:style>
    <style:style style:name="P13" style:family="paragraph" style:parent-style-name="Standard">
      <style:text-properties fo:font-size="17.1000003814697pt" officeooo:rsid="0059ca76" officeooo:paragraph-rsid="005ab09b" style:font-size-asian="15pt" style:font-size-complex="17.1000003814697pt"/>
    </style:style>
    <style:style style:name="P14" style:family="paragraph" style:parent-style-name="Standard">
      <style:text-properties fo:font-size="17.1000003814697pt" officeooo:rsid="005ab09b" officeooo:paragraph-rsid="005ab09b" style:font-size-asian="15pt" style:font-size-complex="17.1000003814697pt"/>
    </style:style>
    <style:style style:name="P15" style:family="paragraph" style:parent-style-name="Standard">
      <style:text-properties fo:font-size="17.1000003814697pt" officeooo:rsid="005e0f42" officeooo:paragraph-rsid="0091cac3" style:font-size-asian="15pt" style:font-size-complex="17.1000003814697pt"/>
    </style:style>
    <style:style style:name="P16" style:family="paragraph" style:parent-style-name="Standard">
      <style:text-properties fo:font-size="17.1000003814697pt" officeooo:rsid="00749ce7" officeooo:paragraph-rsid="00749ce7" style:font-size-asian="15pt" style:font-size-complex="17.1000003814697pt"/>
    </style:style>
    <style:style style:name="P17" style:family="paragraph" style:parent-style-name="Standard">
      <style:text-properties fo:font-size="17.1000003814697pt" officeooo:rsid="0081511f" officeooo:paragraph-rsid="0081511f" style:font-size-asian="15pt" style:font-size-complex="17.1000003814697pt"/>
    </style:style>
    <style:style style:name="P18" style:family="paragraph" style:parent-style-name="Standard">
      <style:text-properties fo:font-size="17.1000003814697pt" officeooo:rsid="00873ffc" officeooo:paragraph-rsid="00873ffc" style:font-size-asian="15pt" style:font-size-complex="17.1000003814697pt"/>
    </style:style>
    <style:style style:name="P19" style:family="paragraph" style:parent-style-name="Standard">
      <style:text-properties fo:font-size="17.1000003814697pt" officeooo:rsid="008a0cd6" officeooo:paragraph-rsid="008a0cd6" style:font-size-asian="15pt" style:font-size-complex="17.1000003814697pt"/>
    </style:style>
    <style:style style:name="P20" style:family="paragraph" style:parent-style-name="Standard">
      <style:text-properties fo:font-size="17.1000003814697pt" officeooo:rsid="008cbc31" officeooo:paragraph-rsid="008e8254" style:font-size-asian="15pt" style:font-size-complex="17.1000003814697pt"/>
    </style:style>
    <style:style style:name="T1" style:family="text">
      <style:text-properties officeooo:rsid="00208b1e"/>
    </style:style>
    <style:style style:name="T2" style:family="text">
      <style:text-properties officeooo:rsid="002d70e8"/>
    </style:style>
    <style:style style:name="T3" style:family="text">
      <style:text-properties officeooo:rsid="0031cd71"/>
    </style:style>
    <style:style style:name="T4" style:family="text">
      <style:text-properties officeooo:rsid="0034e42d"/>
    </style:style>
    <style:style style:name="T5" style:family="text">
      <style:text-properties officeooo:rsid="00356175"/>
    </style:style>
    <style:style style:name="T6" style:family="text">
      <style:text-properties officeooo:rsid="003a3561"/>
    </style:style>
    <style:style style:name="T7" style:family="text">
      <style:text-properties officeooo:rsid="003c90b5"/>
    </style:style>
    <style:style style:name="T8" style:family="text">
      <style:text-properties officeooo:rsid="004940f2"/>
    </style:style>
    <style:style style:name="T9" style:family="text">
      <style:text-properties officeooo:rsid="004a612c"/>
    </style:style>
    <style:style style:name="T10" style:family="text">
      <style:text-properties officeooo:rsid="004ae634"/>
    </style:style>
    <style:style style:name="T11" style:family="text">
      <style:text-properties officeooo:rsid="004bed91"/>
    </style:style>
    <style:style style:name="T12" style:family="text">
      <style:text-properties officeooo:rsid="004e08c4"/>
    </style:style>
    <style:style style:name="T13" style:family="text">
      <style:text-properties officeooo:rsid="0057065f"/>
    </style:style>
    <style:style style:name="T14" style:family="text">
      <style:text-properties officeooo:rsid="005941b2"/>
    </style:style>
    <style:style style:name="T15" style:family="text">
      <style:text-properties officeooo:rsid="005ab09b"/>
    </style:style>
    <style:style style:name="T16" style:family="text">
      <style:text-properties officeooo:rsid="005d4979"/>
    </style:style>
    <style:style style:name="T17" style:family="text">
      <style:text-properties officeooo:rsid="005ea0b3"/>
    </style:style>
    <style:style style:name="T18" style:family="text">
      <style:text-properties officeooo:rsid="006252f0"/>
    </style:style>
    <style:style style:name="T19" style:family="text">
      <style:text-properties officeooo:rsid="0064a216"/>
    </style:style>
    <style:style style:name="T20" style:family="text">
      <style:text-properties officeooo:rsid="0069ad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タクシーがホテルに到着する頃には、盆を傾けたかのような土砂降りとなった。逆結露したホテルのガラスを洗うように雨滴が打ち付ける。</text:p>
      <text:p text:style-name="P1"/>
      <text:p text:style-name="P1">　部屋に入り、本社に報告を上げ、<text:span text:style-name="T1">IITI、小林農産との調整が終わ</text:span>ると、夜に入っていた。</text:p>
      <text:p text:style-name="P1"/>
      <text:p text:style-name="P1">　複数の契約書の連鎖的な変更は一見派手に見えるが、関係者全員がすばやく対応すれば大した負荷ではない。事実、現在、午後<text:span text:style-name="T1">9:28をもってすべての調整は完了した。今頃、佐藤、村松両氏のメールボックスには契約書一式が入っていることだろう。</text:span></text:p>
      <text:p text:style-name="P1">　</text:p>
      <text:p text:style-name="P1">　最上階のラウンジでジントニックを飲みながらナッツを齧っている。ナッツはこめかみを刺激し、ジントニックは糖分と少量のアルコールを提供する。</text:p>
      <text:p text:style-name="P1"><text:soft-page-break/>　私の仕事も、小野寺らの仕事も、小林らの仕事も、すべてよく定義されている。　</text:p>
      <text:p text:style-name="P3">　各々がなすべきことをなすことで、この案件は無事完了し、私は実績を一つ増やす。</text:p>
      <text:p text:style-name="P2">すべてがうまく行く未来がただそこにあり、私がすべきすべてのことは、ただそこに歩いていくだけだ。</text:p>
      <text:p text:style-name="P2"/>
      <text:p text:style-name="P2">　なのに、なぜだ。</text:p>
      <text:p text:style-name="P2">　ずっと嫌な予感がしている。</text:p>
      <text:p text:style-name="P2">　何か、この平坦な道のどこかに、妙な仕掛けが口を開いているような予感がしている。</text:p>
      <text:p text:style-name="P2"/>
      <text:p text:style-name="P4">　ニュースサイトを開く。地域：日本、自動翻訳をオンにして、スクロールする。</text:p>
      <text:p text:style-name="P5">　芸能人の不倫、熱中症の警戒、脱毛サロンの広告、ブロガーのコラム・・・</text:p>
      <text:p text:style-name="P5">　閉じようとして視界の端に映った記事をタッチする。</text:p>
      <text:p text:style-name="P5"><text:soft-page-break/></text:p>
      <text:p text:style-name="P5">　徹底討論：次の世代の農業とは？</text:p>
      <text:p text:style-name="P5"/>
      <text:p text:style-name="P5">　論客には、元官僚が<text:span text:style-name="T2">2名</text:span>、京都大学工学研究科長、熊本農専校長、国内シェアトップのメガファーム、北海農業サービスの<text:span text:style-name="T2">CEOが招聘されていた。それぞれの写真を右フリップすると、論者が控室からひな壇に移動し、論者を決めてから議題を選択すると勝手に議論がレンダリングされる。各論客のスキャニングをもとに再構成された代理モデルが勝手に議論を進めてくれる。</text:span></text:p>
      <text:p text:style-name="P5">　</text:p>
      <text:p text:style-name="P5">　まず、元官僚<text:span text:style-name="T3">2名に議論をさせる。</text:span></text:p>
      <text:p text:style-name="P5">　議題は、「地方の雇用維持について。」</text:p>
      <text:p text:style-name="P5">　「今日はよろしくおねがいします。早速ですが私は、現在の経産省主導の農政にはいささか不満を覚えています。昔、農林水産省が農政を担っていた頃は、農業の多面的な機能というものを大事にしていたよう<text:soft-page-break/>に思われますよ。地方の雇用維持についても、農業というのは地方の重要な産業でしたから、単に能率を上げる、合理化を進めるのではなく、地域の雇用、地域の暮らしとのバランスというものを大事にしていたように思われます。また、今や死語となりましたが、農泊、グリーンツーリズムといった都市と農村の交流にも予算が当てられていました。それが今や、農村からは人が撤退し、人口が<text:span text:style-name="T4">1000人を切る都道府県まで出現しました。農地は</text:span><text:span text:style-name="T5">75%が３大メガファームにより管理され、中堅8メガファームの耕地面積と合わせると実に全耕地面積の97%を占めるまでになりました。メガファームはエンクロージャーを開始し、また、自治体がコストカットのために公共インフラをメガファームに売却させられたために、都市の市民が農村を自由にドライブすることすら叶いません。市民は、都市という監獄に囚われてしまったのです。こ</text:span><text:soft-page-break/><text:span text:style-name="T5">れからは、地方に居住する自由を国としても後押しし、地方に辛うじて点在する農村に、再び町が作られるよう積極的な支援をすべきです。」</text:span></text:p>
      <text:p text:style-name="P5">　他方は応じる。</text:p>
      <text:p text:style-name="P5">　「ふむ、此方の見解はやや異なります。まず、多面的機能というのは、<text:span text:style-name="T6">WTOで自国の補助金政策を墨守するための時代遅れのレトリックに過ぎません。</text:span></text:p>
      <text:p text:style-name="P7">　また、現実として農村居住者が人口の<text:span text:style-name="T7">1%を下回る中で、都市農村間交流といっても、果たしてニーズはあるのでしょうか。仮にニーズがあればそういうビジネスが生まれると思いますし、我々は喜んでお手伝いするつもりですよ。しかし、実際の調査結果から、農村へ居住してみたいと答えた国民はわずか2%に過ぎません。我が国の税収にも限りがありますので、予算の選択と集中は不可欠ですので、ご理解頂ければ幸いです。また、エンクロージャーと言うのは不</text:span><text:soft-page-break/><text:span text:style-name="T7">適当です。撤回してください。我々は迷路のような農地法を一旦白紙に戻し、簡素化しました。今は、誰でも農地を取得できます。貴方だって、農村に農地が欲しければ、放棄地はいくらでもありますから買って農業を始めればよいのです。むしろ、旧農地法こそがエンクロージャーのための法です。旧弊に凝り固まった農業委員会の秘密会議を経ないと農地が取得できない不自由な状態でした。</text:span></text:p>
      <text:p text:style-name="P7"><text:span text:style-name="T12">　</text:span><text:span text:style-name="T7">また、公共インフラをメガファームが買収したんじゃない。放棄された公共インフラを、メガファームが私財を投じて有効活用してくださっているのです。感謝すべきことを、何を偉そうに言ってるんですか。また、私有地の中に部外者が入ってくるのを拒むことの何が問題なのですか。昔、北海道では都市の市民が圃場に上がり込んで病気を持ち込んだり設備を破壊する等の問題を起こしました。これらは、農業生産の</text:span><text:soft-page-break/><text:span text:style-name="T7">持続可能性を大きく損なうものであり、百害あって一利なしです。いいですか、市民は貴方たちが思うほど農業にも農村にも関心はありません。すべての統計データがその事実を裏付けています。</text:span></text:p>
      <text:p text:style-name="P6">　他にも、貴方たちが言わないデータをお示ししましょう。我が国の農産物輸出額と食料自給率についてですよ。我々経済産業省は、旧農林水産省では成し得なかった、農産物輸出額<text:span text:style-name="T8">3兆円、食料自給率68%を達成しました。我々がやったことは、実に当たり前のことばかりでした。国内外のマーケットの調査、ニーズに応じた生産計画と、先端技術を駆使したその実装、官民一体となったこれらの政策により、米麦の関税障壁の撤廃にも関わらず、米、麦、食用大豆</text:span><text:span text:style-name="T9">の国内完全自給を達成しました。また、飼料用作物についても可能な限り無人化を進め、自給率</text:span><text:span text:style-name="T10">41%を達成しています。平均反収をみても、米</text:span><text:span text:style-name="T11">930kg、麦630kg、大豆280kgを</text:span><text:soft-page-break/><text:span text:style-name="T11">達成しています。農業は産業であり、農学や農政は科学です。農業を成長産業にした我々と、民間の事業者の皆様に、貴方たちはもう少し敬意を払っていただきたい。」</text:span></text:p>
      <text:p text:style-name="P5">　「その、市民の農村への無関心を引き起こしたのがあんたらの農政じゃないか。」</text:p>
      <text:p text:style-name="P8">　「市民が農村へ関心を持つべきだという貴方の勝手な価値観を、国民に無理強いしないでくださいよ。」</text:p>
      <text:p text:style-name="P9">　「何だと・・・」</text:p>
      <text:p text:style-name="P9">　以降のやりとりは明瞭に聞き取れなくなった。<text:span text:style-name="T13">AIによる代理モデルもまだ未熟だな、と思い、疲れたので独演会モードにして残りの論者の見解を聴く。</text:span></text:p>
      <text:p text:style-name="P9"/>
      <text:p text:style-name="P10">　京都大学の教授が語る。</text:p>
      <text:p text:style-name="P11">　「先の再編により旧農学研究科が我々と歩みを共にして<text:span text:style-name="T14">10年が経過しましたが、目立った混乱もなく、学術界と産業界に優れた成果を出し続けています。・・・」</text:span></text:p>
      <text:p text:style-name="P12"><text:soft-page-break/>　そこで、ふと、農専とは何か気になり、タッチする。</text:p>
      <text:p text:style-name="P13">　「熊本農専で校長をしております、田原と申します。農専は、独立行政法人国立農専機構傘下の<text:span text:style-name="T15">21農専の一つで、九州地方を中心に毎年多数のエンジニアを輩出しています。中学卒業後の10代の学生の皆さんに、最先端の農業技術に触れて頂き、理数教育とその実践に力を入れています。卒業生の70%は、メガファームまたは関連企業に就職し、就職率は100%となっています。企業からも本校の特色ある教育への評価は高く、日々革新を続ける農業現場において不可欠な人材となっております。また、卒業生の30%は東京大学、京都大学、九州大学機構傘下校へ進学しており、研究者となる卒業生も少なからずいます。このように・・・。」</text:span></text:p>
      <text:p text:style-name="P14">　最後に、北海道農業サービスの<text:span text:style-name="T16">CEOのスピーチを聴いた。</text:span></text:p>
      <text:p text:style-name="P15"><text:soft-page-break/>　「どうも皆さん、北海道農業サービスで<text:span text:style-name="T17">CEOを務めております、大泉と申します。弊社は、北海道札幌市に本社を構え、主に北海道および東北地方において農業生産を行っております。米、麦、大豆、とうもろこしの主要</text:span><text:span text:style-name="T18">4品目で国内シェアトップを保ち、また農産物輸出額も国内トップとなっております。また、近年ではインド、ブラジル、北米にも事業を展開し、国内で</text:span><text:span text:style-name="T19">120万ha、海外を合わせると1300万haの農地で耕作をしています。国内の生産拠点は、弊社にとって規模こそ小さいものの、研究開発のための旗艦であり、ファースト・プライオリティであります。弊社の研究開発は、</text:span><text:span text:style-name="T20">12年前に北見の社内試験場から始まり、その後旧道総研の買収により飛躍的に成長し、また北海道大学機構と農専の出身者により日々高度化しております。ところで私、この北海道大学機構の機構長の藤村という男とは浅からぬ縁がありましてなあ。まあ、</text:span><text:soft-page-break/><text:span text:style-name="T20">それはさておき、マーケティングについても、昨年買収した旧ホクレンの人材により、・・・」</text:span></text:p>
      <text:p text:style-name="P15"/>
      <text:p text:style-name="P16">　農業という業種も結構面白そうだな。転職希望先リストにチェックを入れておこう。</text:p>
      <text:p text:style-name="P16"/>
      <text:p text:style-name="P17">　結局、漠然とした不安感は払拭しきれずにいるが、パズルのピースは揃いつつある気がする。私のなすべきことではないが、たまには趣味と仕事の間のような、こういう遊びをしてみてもよいだろう。</text:p>
      <text:p text:style-name="P18">　</text:p>
      <text:p text:style-name="P19">　チェックを済ませると、ラウンジを後にした。マティーニは次回にとっておこう。</text:p>
      <text:p text:style-name="P19"/>
      <text:p text:style-name="P19"/>
      <text:p text:style-name="P19"/>
      <text:p text:style-name="P20">　　　　　　　　　　[Episode #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6.4cm" fo:page-height="25.7cm" style:num-format="1" style:print-orientation="landscape" fo:margin-top="2cm" fo:margin-bottom="2cm" fo:margin-left="2cm" fo:margin-right="2cm" style:writing-mode="tb-rl" style:layout-grid-color="#c0c0c0" style:layout-grid-lines="20" style:layout-grid-base-height="1.094cm" style:layout-grid-ruby-height="0.353cm" style:layout-grid-mode="both"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3T10:33:18.763078321</meta:creation-date>
    <dc:title>原稿用紙</dc:title>
    <meta:editing-duration>PT2H17M24S</meta:editing-duration>
    <meta:editing-cycles>101</meta:editing-cycles>
    <meta:generator>LibreOffice/6.4.4.2$Linux_X86_64 LibreOffice_project/40$Build-2</meta:generator>
    <dc:date>2020-08-13T13:01:51.270498067</dc:date>
    <meta:document-statistic meta:table-count="0" meta:image-count="0" meta:object-count="0" meta:page-count="11" meta:paragraph-count="40" meta:word-count="3565" meta:character-count="3682" meta:non-whitespace-character-count="3632"/>
    <meta:template xlink:type="simple" xlink:actuate="onRequest" xlink:title="原稿用紙" xlink:href="../../.config/libreoffice/4/user/template/原稿用紙1.ott" meta:date="2020-08-13T10:33:18.303102582"/>
  </office:meta>
</office:document-meta>
</file>